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DocumentImpl.createDeferredTextNode( String data , boolean ignorableWhit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DocumentImpl.getRealPrevSibling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setDeferredAttribute( int elementNodeIndex , String attrName , String attrURI , String attrValue , boolean spec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erredDocumentImpl.setChunkValue( Object data [ ] [ ] , Object value , int chunk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Vec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reateDeferred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ChunkValue( Object data [ ] [ ] , int chunk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NodeExtra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createDeferredElement( String elementURI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DocumentImpl.appendChild( int parentIndex , int chil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Vector.ensureCapacity( int new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erredDocumentImpl.insertBefore( int parentIndex , int newChildIndex , int refChil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erredDocumentImpl.createDeferred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DocumentImpl.putIdentifier0( String idName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erredDocumentImpl.createDeferredElementDefinition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DocumentImpl.Deferred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NodeURI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getNodeExtra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loneNode( int nodeIndex , boolean de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tVector.element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learChunkIndex( int data [ ] [ ] , int chunk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erredDocumentImpl.setTypeInfo( int elementNodeIndex , Objec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DocumentImpl.createDeferredNotation( String notationName , String publicId , String systemId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erredDocumentImpl.getChunkIndex( int data [ ] [ ] , int chunk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PrevSibling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synchronizeChildren( ParentNode p , int nod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erredDocumentImpl.getPrevSibling( int nodeIndex , boolean fre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tVector.removeAl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setAsLastChild( int parentIndex , int chil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DocumentImpl.getNodeType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reateDeferred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DocumentImpl.getRealPrevSibling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setNamespaces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reateDeferredElement( String elementURI , String elementName , Objec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createDeferre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DocumentImpl.setEntityInfo( int currentEntityDecl , String version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synchronizeChildre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ferredDocumentImpl.getNodeValue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getDeferredEntityBaseURI( int entit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DocumentImpl.getLastChild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ParentNode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getNodeType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DeferredDocumentImpl( boolean namespaces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getNodeValue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learChunkValue( Object data [ ] [ ] , int chunk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redDocumentImpl.putIdentifier( String name , int elementNod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erredDocumentImpl.synchronizeChildren( AttrImpl a , int node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erredDocumentImpl.createDeferred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DocumentImpl.getNodeValueString( int nodeIndex , boolean fre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erredDocumentImpl.getTypeInfo( int node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erredDocumentImpl.getNamespace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erredDocumentImpl.setInternalSubset( int doctypeIndex , String sub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setChunkIndex( int data [ ] [ ] , int value , int chunk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erredDocumentImpl.getLastChild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createDeferredAttribute( String attrName , String attrValue , boolean spec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setIdAttributeNode( int elemIndex ,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Vector.addElement( i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DocumentImpl.lookupElementDefinition( String elemen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erredDocumentImpl.getNodeName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reateNode( short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DocumentImpl.getNodeURI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DeferredDocumentImpl( boolean namespaces , boolean grammar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DocumentImpl.createChunk( int data [ ] [ ] , int chu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DocumentImpl.createDeferredEntityReference( String nam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DocumentImpl.createDeferredDocumentType( String rootElement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synchronizeData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eferredDocumentImpl.createChunk( Object data [ ] [ ] , int chu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DocumentImpl.setDeferredAttribute( int elementNodeIndex , String attrName , String attrURI , String attrValue , boolean specified , boolean id , Objec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erredDocumentImpl.getNodeName( int nodeIndex , boolean 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DocumentImpl.getParentNode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createDeferredAttribute( String attrName , String attrURI , String attrValue , boolean spec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erredDocumentImpl.getNodeObject( int nodeIndex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DeferredDocumentImpl.setIdAttribute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DocumentImpl.getNodeValueString(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print( int values [ ] , int start , int end , int middle , int tar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erredDocumentImpl.getAttribute( int elemIndex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erredDocumentImpl.binarySearch( final int values [ ] , int start , int end , int targ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erredDocumentImpl.ensureCapacity( int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eferredDocumentImpl.getNodeValue( int chunk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redDocumentImpl.createDeferredEntity( String entityName , String publicId , String systemId , String notationNam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erredDocument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DocumentImpl.setAttributeNode( int elemIndex , int attr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eferredDocumentImpl.print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">
            <text:p text:style-name="Table_20_Contents">9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DeferredDocumentImpl.setInputEncoding( int currentEntityDec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